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2-01T11:17:17.73">
            <text:p>2020/2/1 11:1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1T11:17:17.86">
            <text:p>2020/2/1 11:1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40)">
            <text:p>sn(14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⑤,score~,t.8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9T12:02:04.4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6">
            <text:p>13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,score+,t.80</text:p>
          </table:table-cell>
          <table:table-cell table:style-name="ce49" office:value-type="string">
            <text:p>2020-01-29_19-09-49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,score~,memo=2020-0126</text:p>
          </table:table-cell>
          <table:table-cell table:style-name="ce49" office:value-type="string">
            <text:p>2020-01-28_18-31-3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9T12:02:04.4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9">
            <text:p>13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④;⑥,score-compi,score~,ch.~,t.90</text:p>
          </table:table-cell>
          <table:table-cell table:style-name="ce49" office:value-type="string">
            <text:p>2020-01-30_19-01-1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2-01T11:17:01.14">
            <text:p>2020/2/1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;D,file-id=39021,t.6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9T12:02:04.4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5">
            <text:p>13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.n,score+,ch.D,t.60</text:p>
          </table:table-cell>
          <table:table-cell table:style-name="ce49" office:value-type="string">
            <text:p>2020-01-29_19-09-49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patt-4(1).n,score+,ch.A,t.~,R=1</text:p>
          </table:table-cell>
          <table:table-cell table:style-name="ce49" office:value-type="string">
            <text:p>2020-01-31_19-00-26_000.mov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2-01T11:17:01.14">
            <text:p>2020/2/1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4">
            <text:p>13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9_19-09-49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8">
            <text:p>13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theme=concept,score+,k.A</text:p>
          </table:table-cell>
          <table:table-cell table:style-name="ce49" office:value-type="string">
            <text:p>2020-01-30_19-01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2-01T11:17:01.14">
            <text:p>2020/2/1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7">
            <text:p>137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2020-0127-1,score+,R=~ / N+</text:p>
          </table:table-cell>
          <table:table-cell table:style-name="ce49" office:value-type="string">
            <text:p>2020-01-29_19-09-49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2-01T11:17:18.13">
            <text:p>2020/2/1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8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8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8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8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18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8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8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8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19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21.811cm" draw:caption-point-x="-1.353cm" draw:caption-point-y="2.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10];6;2)" office:value-type="string" office:string-value="09">
            <text:p>09</text:p>
          </table:table-cell>
          <table:table-cell table:formula="of:=MID([.F210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10];[.I210];&quot;-&quot;;LEFT([.G2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6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40)">
            <text:p>sn(14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2-01T11:17:18.23">
            <text:p>2020/2/1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69cm" draw:caption-point-x="-1.353cm" draw:caption-point-y="2.2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1T11:17:18.33">
            <text:p>2020/2/1 11:1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2-01T11:17:18.46">
            <text:p>2020/2/1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08cm" draw:caption-point-x="-1.353cm" draw:caption-point-y="2.4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40)">
            <text:p>sn(14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2-01T11:17:18.61">
            <text:p>2020/2/1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69cm" draw:caption-point-x="-1.353cm" draw:caption-point-y="2.2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L2:gt.O2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65" table:on-update-keep-styles="true" table:on-update-keep-size="false"/>
        <table:database-range table:name="range_genre__kb" table:target-range-address="kb.G2:kb.G70"/>
        <table:database-range table:name="range_sn" table:target-range-address="gt.A2:gt.A16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2020/02/01</text:date>, <text:time>11:17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01T11:17:17.32</dc:date>
    <dc:creator>iwabuchi ken</dc:creator>
    <meta:editing-duration>P6DT18H15M</meta:editing-duration>
    <meta:editing-cycles>610</meta:editing-cycles>
    <meta:generator>OpenOffice/4.1.3$Win32 OpenOffice.org_project/413m1$Build-9783</meta:generator>
    <meta:document-statistic meta:table-count="7" meta:cell-count="3795" meta:object-count="0"/>
    <meta:user-defined meta:name="sheets-banding"/>
    <meta:user-defined meta:name="sheets-original-selection"/>
  </office:meta>
</office:document-meta>
</file>